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stroke="none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style:font-name="Times New Roman" fo:font-size="18pt" style:font-size-asian="18pt" style:font-size-complex="18pt"/>
    </style:style>
    <style:style style:name="P2" style:family="paragraph">
      <style:text-properties style:font-name="Times New Roman" fo:font-size="18pt" style:font-size-asian="18pt" style:font-size-complex="18pt"/>
    </style:style>
    <style:style style:name="T1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475cm" svg:height="0.975cm" svg:x="1cm" svg:y="1cm">
          <text:p text:style-name="P1">0 0 0 <text:span text:style-name="T1">1</text:span> 0 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75cm" svg:height="0.975cm" svg:x="1cm" svg:y="2cm">
          <text:p text:style-name="P1">0 0 <text:span text:style-name="T1">1</text:span> 0 <text:span text:style-name="T1">1</text:span> 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75cm" svg:height="0.975cm" svg:x="1cm" svg:y="3cm">
          <text:p text:style-name="P1">0 <text:span text:style-name="T1">1</text:span> 0 <text:span text:style-name="T1">1</text:span> 0 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75cm" svg:height="0.975cm" svg:x="1cm" svg:y="4cm">
          <text:p text:style-name="P1"><text:span text:style-name="T1">1</text:span> 0 <text:span text:style-name="T1">1</text:span> 0 0 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75cm" svg:height="0.975cm" svg:x="4.5cm" svg:y="1cm">
          <text:p text:style-name="P1">0 0 <text:span text:style-name="T1">1</text:span> 0 0 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75cm" svg:height="0.975cm" svg:x="4.5cm" svg:y="2cm">
          <text:p text:style-name="P1">0 <text:span text:style-name="T1">1</text:span> 0 0 <text:span text:style-name="T1">1</text:span> 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75cm" svg:height="0.975cm" svg:x="4.5cm" svg:y="3cm">
          <text:p text:style-name="P1"><text:span text:style-name="T1">1</text:span> 0 0 <text:span text:style-name="T1">1</text:span> 0 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75cm" svg:height="0.975cm" svg:x="8cm" svg:y="1cm">
          <text:p text:style-name="P1">0 <text:span text:style-name="T1">1</text:span> 0 0 0 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75cm" svg:height="0.975cm" svg:x="8cm" svg:y="2cm">
          <text:p text:style-name="P1"><text:span text:style-name="T1">1</text:span> 0 0 0 <text:span text:style-name="T1">1</text:span> 0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5cm" svg:y1="1cm" svg:x2="4.475cm" svg:y2="5cm">
          <text:p/>
        </draw:line>
        <draw:line draw:style-name="gr2" draw:text-style-name="P1" draw:layer="layout" svg:x1="8.001cm" svg:y1="1cm" svg:x2="7.976cm" svg:y2="5cm">
          <text:p/>
        </draw:line>
        <draw:frame draw:style-name="gr3" draw:text-style-name="P2" draw:layer="layout" svg:width="1.971cm" svg:height="0.958cm" svg:x="1.725cm" svg:y="0.025cm">
          <draw:text-box>
            <text:p text:style-name="P2">pair 1</text:p>
          </draw:text-box>
        </draw:frame>
        <draw:frame draw:style-name="gr3" draw:text-style-name="P2" draw:layer="layout" svg:width="1.971cm" svg:height="0.958cm" svg:x="5.226cm" svg:y="0.025cm">
          <draw:text-box>
            <text:p text:style-name="P2">pair 2</text:p>
          </draw:text-box>
        </draw:frame>
        <draw:frame draw:style-name="gr3" draw:text-style-name="P2" draw:layer="layout" svg:width="1.971cm" svg:height="0.958cm" svg:x="8.727cm" svg:y="0.025cm">
          <draw:text-box>
            <text:p text:style-name="P2">pair 3</text:p>
          </draw:text-box>
        </draw:frame>
        <draw:line draw:style-name="gr2" draw:text-style-name="P1" draw:layer="layout" svg:x1="1cm" svg:y1="1cm" svg:x2="1cm" svg:y2="4.95cm">
          <text:p/>
        </draw:line>
        <draw:custom-shape draw:style-name="gr1" draw:text-style-name="P1" draw:layer="layout" svg:width="1cm" svg:height="0.975cm" svg:x="0cm" svg:y="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0.975cm" svg:x="0cm" svg:y="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0.975cm" svg:x="0cm" svg:y="3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0.975cm" svg:x="0cm" svg:y="4cm">
          <text:p text:style-name="P1">4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.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9T15:03:59.213883733</meta:creation-date>
    <dc:date>2016-04-09T15:10:46.053785626</dc:date>
    <meta:editing-duration>P0D</meta:editing-duration>
    <meta:editing-cycles>1</meta:editing-cycles>
    <meta:document-statistic meta:object-count="19"/>
    <meta:generator>LibreOffice/4.2.8.2$Linux_X86_64 LibreOffice_project/420m0$Build-2</meta:generator>
  </office:meta>
</office:document-meta>
</file>